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3.605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iano di test della classe Calciatore" table:style-name="ta1" table:print="false">
        <table:table-column table:style-name="co1" table:number-columns-repeated="5" table:default-cell-style-name="ce2"/>
        <table:table-row table:style-name="ro1">
          <table:table-cell table:style-name="ce1" office:value-type="string">
            <text:p>Metodo</text:p>
          </table:table-cell>
          <table:table-cell table:style-name="ce1" office:value-type="string">
            <text:p>Descrizione del Test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Output Atteso</text:p>
          </table:table-cell>
          <table:table-cell table:style-name="ce1" office:value-type="string">
            <text:p>Stato</text:p>
          </table:table-cell>
        </table:table-row>
        <table:table-row table:style-name="ro2">
          <table:table-cell office:value-type="string">
            <text:p>Costruttore 1</text:p>
          </table:table-cell>
          <table:table-cell office:value-type="string">
            <text:p>Testa se il costruttore inizializza correttamente un nuovo oggetto Calciatore.</text:p>
          </table:table-cell>
          <table:table-cell office:value-type="string">
            <text:p>"Mario", "Rossi", LocalDate.of(1995, 5, 20), 10, "Juventus"</text:p>
          </table:table-cell>
          <table:table-cell office:value-type="string">
            <text:p>Nessun output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string">
            <text:p>Costruttore 2</text:p>
          </table:table-cell>
          <table:table-cell office:value-type="string">
            <text:p>Verifica se il costruttore di copia crea correttamente una copia di un oggetto Calciatore.</text:p>
          </table:table-cell>
          <table:table-cell office:value-type="string">
            <text:p>Calciatore di esempio</text:p>
          </table:table-cell>
          <table:table-cell office:value-type="string">
            <text:p>Copia del calciatore di esempio</text:p>
          </table:table-cell>
          <table:table-cell office:value-type="string">
            <text:p>OK</text:p>
          </table:table-cell>
        </table:table-row>
        <table:table-row table:style-name="ro3">
          <table:table-cell office:value-type="string">
            <text:p>getCodice()</text:p>
          </table:table-cell>
          <table:table-cell office:value-type="string">
            <text:p>Verifica se il metodo restituisce correttamente il codice del calciatore.</text:p>
          </table:table-cell>
          <table:table-cell office:value-type="string">
            <text:p>Nessun input</text:p>
          </table:table-cell>
          <table:table-cell office:value-type="string">
            <text:p>Codice del calciatore</text:p>
          </table:table-cell>
          <table:table-cell office:value-type="string">
            <text:p>OK</text:p>
          </table:table-cell>
        </table:table-row>
        <table:table-row table:style-name="ro3">
          <table:table-cell office:value-type="string">
            <text:p>getNome()</text:p>
          </table:table-cell>
          <table:table-cell office:value-type="string">
            <text:p>Verifica se il metodo restituisce correttamente il nome del calciatore.</text:p>
          </table:table-cell>
          <table:table-cell office:value-type="string">
            <text:p>Nessun input</text:p>
          </table:table-cell>
          <table:table-cell office:value-type="string">
            <text:p>Nome del calciatore</text:p>
          </table:table-cell>
          <table:table-cell office:value-type="string">
            <text:p>OK</text:p>
          </table:table-cell>
        </table:table-row>
        <table:table-row table:style-name="ro3">
          <table:table-cell office:value-type="string">
            <text:p>setNome(String)</text:p>
          </table:table-cell>
          <table:table-cell office:value-type="string">
            <text:p>Testa se il metodo imposta correttamente il nuovo nome del calciatore.</text:p>
          </table:table-cell>
          <table:table-cell office:value-type="string">
            <text:p>Nuovo nome "Luigi"</text:p>
          </table:table-cell>
          <table:table-cell office:value-type="string">
            <text:p>Nessun output</text:p>
          </table:table-cell>
          <table:table-cell office:value-type="string">
            <text:p>OK</text:p>
          </table:table-cell>
        </table:table-row>
        <table:table-row table:style-name="ro3">
          <table:table-cell office:value-type="string">
            <text:p>getCognome()</text:p>
          </table:table-cell>
          <table:table-cell office:value-type="string">
            <text:p>Verifica se il metodo restituisce correttamente il cognome del calciatore.</text:p>
          </table:table-cell>
          <table:table-cell office:value-type="string">
            <text:p>Nessun input</text:p>
          </table:table-cell>
          <table:table-cell office:value-type="string">
            <text:p>Cognome del calciatore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string">
            <text:p>setCognome(String)</text:p>
          </table:table-cell>
          <table:table-cell office:value-type="string">
            <text:p>Testa se il metodo imposta correttamente il nuovo cognome del calciatore.</text:p>
          </table:table-cell>
          <table:table-cell office:value-type="string">
            <text:p>Nuovo cognome "Bianchi"</text:p>
          </table:table-cell>
          <table:table-cell office:value-type="string">
            <text:p>Nessun output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string">
            <text:p>getDataNascita()</text:p>
          </table:table-cell>
          <table:table-cell office:value-type="string">
            <text:p>Verifica se il metodo restituisce correttamente la data di nascita del calciatore.</text:p>
          </table:table-cell>
          <table:table-cell office:value-type="string">
            <text:p>Nessun input</text:p>
          </table:table-cell>
          <table:table-cell office:value-type="string">
            <text:p>Data di nascita del calciatore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string">
            <text:p>setDataNascita(LocalDate)</text:p>
          </table:table-cell>
          <table:table-cell office:value-type="string">
            <text:p>Testa se il metodo imposta correttamente la nuova data di nascita del calciatore.</text:p>
          </table:table-cell>
          <table:table-cell office:value-type="string">
            <text:p>Nuova data di nascita LocalDate.of(1990, 3, 15)</text:p>
          </table:table-cell>
          <table:table-cell office:value-type="string">
            <text:p>Nessun output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string">
            <text:p>getNumeroMaglia()</text:p>
          </table:table-cell>
          <table:table-cell office:value-type="string">
            <text:p>Verifica se il metodo restituisce correttamente il numero di maglia del calciatore.</text:p>
          </table:table-cell>
          <table:table-cell office:value-type="string">
            <text:p>Nessun input</text:p>
          </table:table-cell>
          <table:table-cell office:value-type="string">
            <text:p>Numero di maglia del calciatore</text:p>
          </table:table-cell>
          <table:table-cell office:value-type="string">
            <text:p>OK</text:p>
          </table:table-cell>
        </table:table-row>
        <table:table-row table:style-name="ro4">
          <table:table-cell office:value-type="string">
            <text:p>setNumeroMaglia(int)</text:p>
          </table:table-cell>
          <table:table-cell office:value-type="string">
            <text:p>Testa se il metodo imposta correttamente il nuovo numero di maglia del calciatore.</text:p>
          </table:table-cell>
          <table:table-cell office:value-type="string">
            <text:p>Nuovo numero di maglia 20</text:p>
          </table:table-cell>
          <table:table-cell office:value-type="string">
            <text:p>Nessun output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string">
            <text:p>getSquadra()</text:p>
          </table:table-cell>
          <table:table-cell office:value-type="string">
            <text:p>Verifica se il metodo restituisce correttamente la squadra di appartenenza del calciatore.</text:p>
          </table:table-cell>
          <table:table-cell office:value-type="string">
            <text:p>Nessun input</text:p>
          </table:table-cell>
          <table:table-cell office:value-type="string">
            <text:p>Squadra di appartenenza del calciatore</text:p>
          </table:table-cell>
          <table:table-cell office:value-type="string">
            <text:p>OK</text:p>
          </table:table-cell>
        </table:table-row>
        <table:table-row table:style-name="ro4">
          <table:table-cell office:value-type="string">
            <text:p>setSquadra(String)</text:p>
          </table:table-cell>
          <table:table-cell office:value-type="string">
            <text:p>Testa se il metodo imposta correttamente la nuova squadra di appartenenza del calciatore.</text:p>
          </table:table-cell>
          <table:table-cell office:value-type="string">
            <text:p>Nuova squadra "Milan"</text:p>
          </table:table-cell>
          <table:table-cell office:value-type="string">
            <text:p>Nessun output</text:p>
          </table:table-cell>
          <table:table-cell office:value-type="string">
            <text:p>OK</text:p>
          </table:table-cell>
        </table:table-row>
        <table:table-row table:style-name="ro4">
          <table:table-cell office:value-type="string">
            <text:p>toString()</text:p>
          </table:table-cell>
          <table:table-cell office:value-type="string">
            <text:p>Verifica se il metodo restituisce correttamente una rappresentazione in stringa del calciatore.</text:p>
          </table:table-cell>
          <table:table-cell office:value-type="string">
            <text:p>Nessun input</text:p>
          </table:table-cell>
          <table:table-cell office:value-type="string">
            <text:p>Rappresentazione in stringa del calciatore</text:p>
          </table:table-cell>
          <table:table-cell office:value-type="string">
            <text:p>OK</text:p>
          </table:table-cell>
        </table:table-row>
        <table:table-row table:style-name="ro5">
          <table:table-cell office:value-type="string">
            <text:p>setNumeroMaglia(int)</text:p>
          </table:table-cell>
          <table:table-cell office:value-type="string">
            <text:p>Testa il metodo con un numero di maglia negativo per verificare la gestione di un input non valido.</text:p>
          </table:table-cell>
          <table:table-cell office:value-type="string">
            <text:p>Numero di maglia -5</text:p>
          </table:table-cell>
          <table:table-cell office:value-type="string">
            <text:p>Eccezione NumeroMagliaNonValido lanciata</text:p>
          </table:table-cell>
          <table:table-cell office:value-type="string">
            <text:p>OK</text:p>
          </table:table-cell>
        </table:table-row>
        <table:table-row table:style-name="ro5">
          <table:table-cell office:value-type="string">
            <text:p>setNumeroMaglia(int)</text:p>
          </table:table-cell>
          <table:table-cell office:value-type="string">
            <text:p>Testa il metodo con un numero di maglia superiore a 99 per verificare la gestione di un input non valido.</text:p>
          </table:table-cell>
          <table:table-cell office:value-type="string">
            <text:p>Numero di maglia 150</text:p>
          </table:table-cell>
          <table:table-cell office:value-type="string">
            <text:p>Eccezione NumeroMagliaNonValido lanciata</text:p>
          </table:table-cell>
          <table:table-cell office:value-type="string">
            <text:p>OK</text:p>
          </table:table-cell>
        </table:table-row>
        <table:table-row table:style-name="ro6">
          <table:table-cell office:value-type="string">
            <text:p>Costruttore 1</text:p>
          </table:table-cell>
          <table:table-cell office:value-type="string">
            <text:p>Testa il costruttore con un nuovo calciatore.</text:p>
          </table:table-cell>
          <table:table-cell office:value-type="string">
            <text:p>"Paolo", "Verdi", LocalDate.of(1990, 8, 10), 7, "Milan"</text:p>
          </table:table-cell>
          <table:table-cell office:value-type="string">
            <text:p>Nessun output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string">
            <text:p>Costruttore 2</text:p>
          </table:table-cell>
          <table:table-cell office:value-type="string">
            <text:p>Testa il costruttore di copia per creare una copia del calciatore esistente.</text:p>
          </table:table-cell>
          <table:table-cell office:value-type="string">
            <text:p>Calciatore di esempio</text:p>
          </table:table-cell>
          <table:table-cell office:value-type="string">
            <text:p>Copia del calciatore di esempio</text:p>
          </table:table-cell>
          <table:table-cell office:value-type="string">
            <text:p>OK</text:p>
          </table:table-cell>
        </table:table-row>
        <table:table-row table:style-name="ro3">
          <table:table-cell office:value-type="string">
            <text:p>getCodice()</text:p>
          </table:table-cell>
          <table:table-cell office:value-type="string">
            <text:p>Verifica se il metodo restituisce il codice corretto del calciatore.</text:p>
          </table:table-cell>
          <table:table-cell office:value-type="string">
            <text:p>Nessun input</text:p>
          </table:table-cell>
          <table:table-cell office:value-type="string">
            <text:p>Codice del calciatore</text:p>
          </table:table-cell>
          <table:table-cell office:value-type="string">
            <text:p>OK</text:p>
          </table:table-cell>
        </table:table-row>
        <table:table-row table:style-name="ro6">
          <table:table-cell office:value-type="string">
            <text:p>getNome()</text:p>
          </table:table-cell>
          <table:table-cell office:value-type="string">
            <text:p>Verifica se il metodo restituisce il nome corretto del calciatore.</text:p>
          </table:table-cell>
          <table:table-cell office:value-type="string">
            <text:p>Nessun input</text:p>
          </table:table-cell>
          <table:table-cell office:value-type="string">
            <text:p>Nome del calciatore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string">
            <text:p>setNome(String)</text:p>
          </table:table-cell>
          <table:table-cell office:value-type="string">
            <text:p>Testa se il metodo imposta correttamente un nuovo nome al calciatore.</text:p>
          </table:table-cell>
          <table:table-cell office:value-type="string">
            <text:p>Nuovo nome "Luca"</text:p>
          </table:table-cell>
          <table:table-cell office:value-type="string">
            <text:p>Nessun output</text:p>
          </table:table-cell>
          <table:table-cell office:value-type="string">
            <text:p>OK</text:p>
          </table:table-cell>
        </table:table-row>
        <table:table-row table:style-name="ro3">
          <table:table-cell office:value-type="string">
            <text:p>getCognome()</text:p>
          </table:table-cell>
          <table:table-cell office:value-type="string">
            <text:p>Verifica se il metodo restituisce il cognome corretto del calciatore.</text:p>
          </table:table-cell>
          <table:table-cell office:value-type="string">
            <text:p>Nessun input</text:p>
          </table:table-cell>
          <table:table-cell office:value-type="string">
            <text:p>Cognome del calciatore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string">
            <text:p>setCognome(String)</text:p>
          </table:table-cell>
          <table:table-cell office:value-type="string">
            <text:p>Testa se il metodo imposta correttamente un nuovo cognome al calciatore.</text:p>
          </table:table-cell>
          <table:table-cell office:value-type="string">
            <text:p>Nuovo cognome "Bianchi"</text:p>
          </table:table-cell>
          <table:table-cell office:value-type="string">
            <text:p>Nessun output</text:p>
          </table:table-cell>
          <table:table-cell office:value-type="string">
            <text:p>OK</text:p>
          </table:table-cell>
        </table:table-row>
        <table:table-row table:style-name="ro3">
          <table:table-cell office:value-type="string">
            <text:p>getDataNascita()</text:p>
          </table:table-cell>
          <table:table-cell office:value-type="string">
            <text:p>Verifica se il metodo restituisce la data di nascita corretta del calciatore.</text:p>
          </table:table-cell>
          <table:table-cell office:value-type="string">
            <text:p>Nessun input</text:p>
          </table:table-cell>
          <table:table-cell office:value-type="string">
            <text:p>Data di nascita del calciatore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string">
            <text:p>setDataNascita(LocalDate)</text:p>
          </table:table-cell>
          <table:table-cell office:value-type="string">
            <text:p>Testa se il metodo imposta correttamente una nuova data di nascita al calciatore.</text:p>
          </table:table-cell>
          <table:table-cell office:value-type="string">
            <text:p>Nuova data di nascita LocalDate.of(1985, 2, 25)</text:p>
          </table:table-cell>
          <table:table-cell office:value-type="string">
            <text:p>Nessun output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string">
            <text:p>getNumeroMaglia()</text:p>
          </table:table-cell>
          <table:table-cell office:value-type="string">
            <text:p>Verifica se il metodo restituisce il numero di maglia corretto del calciatore.</text:p>
          </table:table-cell>
          <table:table-cell office:value-type="string">
            <text:p>Nessun input</text:p>
          </table:table-cell>
          <table:table-cell office:value-type="string">
            <text:p>Numero di maglia del calciatore</text:p>
          </table:table-cell>
          <table:table-cell office:value-type="string">
            <text:p>OK</text:p>
          </table:table-cell>
        </table:table-row>
        <table:table-row table:style-name="ro4">
          <table:table-cell office:value-type="string">
            <text:p>setNumeroMaglia(int)</text:p>
          </table:table-cell>
          <table:table-cell office:value-type="string">
            <text:p>Testa se il metodo imposta correttamente un nuovo numero di maglia al calciatore.</text:p>
          </table:table-cell>
          <table:table-cell office:value-type="string">
            <text:p>Nuovo numero di maglia 23</text:p>
          </table:table-cell>
          <table:table-cell office:value-type="string">
            <text:p>Nessun output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string">
            <text:p>getSquadra()</text:p>
          </table:table-cell>
          <table:table-cell office:value-type="string">
            <text:p>Verifica se il metodo restituisce la squadra di appartenenza corretta del calciatore.</text:p>
          </table:table-cell>
          <table:table-cell office:value-type="string">
            <text:p>Nessun input</text:p>
          </table:table-cell>
          <table:table-cell office:value-type="string">
            <text:p>Squadra di appartenenza del calciatore</text:p>
          </table:table-cell>
          <table:table-cell office:value-type="string">
            <text:p>OK</text:p>
          </table:table-cell>
        </table:table-row>
        <table:table-row table:style-name="ro4">
          <table:table-cell office:value-type="string">
            <text:p>setSquadra(String)</text:p>
          </table:table-cell>
          <table:table-cell office:value-type="string">
            <text:p>Testa se il metodo imposta correttamente una nuova squadra di appartenenza al calciatore.</text:p>
          </table:table-cell>
          <table:table-cell office:value-type="string">
            <text:p>Nuova squadra "Inter"</text:p>
          </table:table-cell>
          <table:table-cell office:value-type="string">
            <text:p>Nessun output</text:p>
          </table:table-cell>
          <table:table-cell office:value-type="string">
            <text:p>OK</text:p>
          </table:table-cell>
        </table:table-row>
        <table:table-row table:style-name="ro4">
          <table:table-cell office:value-type="string">
            <text:p>toString()</text:p>
          </table:table-cell>
          <table:table-cell office:value-type="string">
            <text:p>Verifica se il metodo restituisce una rappresentazione in stringa corretta del calciatore.</text:p>
          </table:table-cell>
          <table:table-cell office:value-type="string">
            <text:p>Nessun input</text:p>
          </table:table-cell>
          <table:table-cell office:value-type="string">
            <text:p>Rappresentazione in stringa del calciatore</text:p>
          </table:table-cell>
          <table:table-cell office:value-type="string">
            <text:p>OK</text:p>
          </table:table-cell>
        </table:table-row>
        <table:table-row table:style-name="ro4">
          <table:table-cell office:value-type="string">
            <text:p>setNumeroMaglia(int)</text:p>
          </table:table-cell>
          <table:table-cell office:value-type="string">
            <text:p>Testa il metodo con un numero di maglia pari a 0 per verificare la gestione di un input non valido.</text:p>
          </table:table-cell>
          <table:table-cell office:value-type="string">
            <text:p>Numero di maglia 0</text:p>
          </table:table-cell>
          <table:table-cell office:value-type="string">
            <text:p>Eccezione NumeroMagliaNonValido lanciata</text:p>
          </table:table-cell>
          <table:table-cell office:value-type="string">
            <text:p>OK</text:p>
          </table:table-cell>
        </table:table-row>
        <table:table-row table:style-name="ro5">
          <table:table-cell office:value-type="string">
            <text:p>setNumeroMaglia(int)</text:p>
          </table:table-cell>
          <table:table-cell office:value-type="string">
            <text:p>Testa il metodo con un numero di maglia pari a 100 per verificare la gestione di un input non valido.</text:p>
          </table:table-cell>
          <table:table-cell office:value-type="string">
            <text:p>Numero di maglia 100</text:p>
          </table:table-cell>
          <table:table-cell office:value-type="string">
            <text:p>Eccezione NumeroMagliaNonValido lanciata</text:p>
          </table:table-cell>
          <table:table-cell office:value-type="string">
            <text:p>OK</text:p>
          </table:table-cell>
        </table:table-row>
      </table:table>
      <table:table table:name="Piano di test della classe Squadra" table:style-name="ta1" table:print="false">
        <table:table-column table:style-name="co1" table:number-columns-repeated="4" table:default-cell-style-name="ce2"/>
        <table:table-row table:style-name="ro1">
          <table:table-cell table:style-name="ce1" office:value-type="string">
            <text:p>Descrizione del Test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Output Atteso</text:p>
          </table:table-cell>
          <table:table-cell table:style-name="ce1" office:value-type="string">
            <text:p>Azione</text:p>
          </table:table-cell>
        </table:table-row>
        <table:table-row table:style-name="ro5">
          <table:table-cell office:value-type="string">
            <text:p>Test del costruttore con valori nulli.</text:p>
          </table:table-cell>
          <table:table-cell office:value-type="string">
            <text:p>(null, null, null)</text:p>
          </table:table-cell>
          <table:table-cell office:value-type="string">
            <text:p>Eccezione IllegalArgumentException</text:p>
          </table:table-cell>
          <table:table-cell office:value-type="string">
            <text:p>Verifica se viene sollevata un'eccezione quando vengono passati valori nulli al costruttore.</text:p>
          </table:table-cell>
        </table:table-row>
        <table:table-row table:style-name="ro3">
          <table:table-cell office:value-type="string">
            <text:p>Test del costruttore con valori validi.</text:p>
          </table:table-cell>
          <table:table-cell office:value-type="string">
            <text:p>("Juventus", "Torino", "Serie A")</text:p>
          </table:table-cell>
          <table:table-cell office:value-type="string">
            <text:p>Nuova istanza di Squadra creata correttamente con i valori specificati.</text:p>
          </table:table-cell>
          <table:table-cell office:value-type="string">
            <text:p>Verifica se una nuova istanza di Squadra è stata creata correttamente.</text:p>
          </table:table-cell>
        </table:table-row>
        <table:table-row table:style-name="ro5">
          <table:table-cell office:value-type="string">
            <text:p>Test del metodo setCalciatore() con calciatore nullo.</text:p>
          </table:table-cell>
          <table:table-cell office:value-type="string">
            <text:p>Calciatore nullo</text:p>
          </table:table-cell>
          <table:table-cell office:value-type="string">
            <text:p>Eccezione IllegalArgumentException</text:p>
          </table:table-cell>
          <table:table-cell office:value-type="string">
            <text:p>Verifica se viene sollevata un'eccezione quando viene passato un calciatore nullo al metodo.</text:p>
          </table:table-cell>
        </table:table-row>
        <table:table-row table:style-name="ro3">
          <table:table-cell office:value-type="string">
            <text:p>Test del metodo setCalciatore() con un calciatore valido.</text:p>
          </table:table-cell>
          <table:table-cell office:value-type="string">
            <text:p>Calciatore valido</text:p>
          </table:table-cell>
          <table:table-cell office:value-type="string">
            <text:p>Calciatore aggiunto con successo alla squadra</text:p>
          </table:table-cell>
          <table:table-cell office:value-type="string">
            <text:p>Verifica se il calciatore è stato aggiunto correttamente alla squadra.</text:p>
          </table:table-cell>
        </table:table-row>
        <table:table-row table:style-name="ro4">
          <table:table-cell office:value-type="string">
            <text:p>Test del metodo getNome() con nome nullo.</text:p>
          </table:table-cell>
          <table:table-cell office:value-type="string">
            <text:p>Nessun input</text:p>
          </table:table-cell>
          <table:table-cell office:value-type="string">
            <text:p>Eccezione NullPointerException</text:p>
          </table:table-cell>
          <table:table-cell office:value-type="string">
            <text:p>Verifica se viene sollevata un'eccezione quando il nome della squadra è nullo.</text:p>
          </table:table-cell>
        </table:table-row>
        <table:table-row table:style-name="ro3">
          <table:table-cell office:value-type="string">
            <text:p>Test del metodo getNome() dopo aver impostato un nuovo nome.</text:p>
          </table:table-cell>
          <table:table-cell table:number-columns-repeated="2" office:value-type="string">
            <text:p>"Nuovo Nome"</text:p>
          </table:table-cell>
          <table:table-cell office:value-type="string">
            <text:p>Verifica se il metodo restituisce il nuovo nome impostato correttamente.</text:p>
          </table:table-cell>
        </table:table-row>
        <table:table-row table:style-name="ro4">
          <table:table-cell office:value-type="string">
            <text:p>Test del metodo getCitta() con città nullo.</text:p>
          </table:table-cell>
          <table:table-cell office:value-type="string">
            <text:p>Nessun input</text:p>
          </table:table-cell>
          <table:table-cell office:value-type="string">
            <text:p>Eccezione NullPointerException</text:p>
          </table:table-cell>
          <table:table-cell office:value-type="string">
            <text:p>Verifica se viene sollevata un'eccezione quando la città della squadra è nulla.</text:p>
          </table:table-cell>
        </table:table-row>
        <table:table-row table:style-name="ro3">
          <table:table-cell office:value-type="string">
            <text:p>Test del metodo getCitta() dopo aver impostato una nuova città.</text:p>
          </table:table-cell>
          <table:table-cell table:number-columns-repeated="2" office:value-type="string">
            <text:p>"Nuova Città"</text:p>
          </table:table-cell>
          <table:table-cell office:value-type="string">
            <text:p>Verifica se il metodo restituisce la nuova città impostata correttamente.</text:p>
          </table:table-cell>
        </table:table-row>
        <table:table-row table:style-name="ro4">
          <table:table-cell office:value-type="string">
            <text:p>Test del metodo getCategoria() con categoria nulla.</text:p>
          </table:table-cell>
          <table:table-cell office:value-type="string">
            <text:p>Nessun input</text:p>
          </table:table-cell>
          <table:table-cell office:value-type="string">
            <text:p>Eccezione NullPointerException</text:p>
          </table:table-cell>
          <table:table-cell office:value-type="string">
            <text:p>Verifica se viene sollevata un'eccezione quando la categoria della squadra è nulla.</text:p>
          </table:table-cell>
        </table:table-row>
        <table:table-row table:style-name="ro2">
          <table:table-cell office:value-type="string">
            <text:p>Test del metodo getCategoria() dopo aver impostato una nuova categoria.</text:p>
          </table:table-cell>
          <table:table-cell table:number-columns-repeated="2" office:value-type="string">
            <text:p>"Nuova Categoria"</text:p>
          </table:table-cell>
          <table:table-cell office:value-type="string">
            <text:p>Verifica se il metodo restituisce la nuova categoria impostata correttamente.</text:p>
          </table:table-cell>
        </table:table-row>
        <table:table-row table:style-name="ro5">
          <table:table-cell office:value-type="string">
            <text:p>Test del metodo getCodice() su una squadra con codice negativo.</text:p>
          </table:table-cell>
          <table:table-cell office:value-type="string">
            <text:p>Nessun input</text:p>
          </table:table-cell>
          <table:table-cell office:value-type="string">
            <text:p>Numero positivo</text:p>
          </table:table-cell>
          <table:table-cell office:value-type="string">
            <text:p>Verifica se il metodo restituisce un numero positivo quando il codice della squadra è negativo.</text:p>
          </table:table-cell>
        </table:table-row>
        <table:table-row table:style-name="ro5">
          <table:table-cell office:value-type="string">
            <text:p>Test del metodo visualizzaCalciatori() su una squadra con calciatori nulli.</text:p>
          </table:table-cell>
          <table:table-cell office:value-type="string">
            <text:p>Nessun input</text:p>
          </table:table-cell>
          <table:table-cell office:value-type="string">
            <text:p>Eccezione NullPointerException</text:p>
          </table:table-cell>
          <table:table-cell office:value-type="string">
            <text:p>Verifica se viene sollevata un'eccezione quando la lista dei calciatori della squadra è nulla.</text:p>
          </table:table-cell>
        </table:table-row>
        <table:table-row table:style-name="ro3">
          <table:table-cell office:value-type="string">
            <text:p>Test del metodo visualizzaGiocatori() su una squadra vuota.</text:p>
          </table:table-cell>
          <table:table-cell office:value-type="string">
            <text:p>Nessun input</text:p>
          </table:table-cell>
          <table:table-cell office:value-type="string">
            <text:p>Lista vuota di calciatori</text:p>
          </table:table-cell>
          <table:table-cell office:value-type="string">
            <text:p>Verifica se il metodo restituisce una lista vuota di calciatori.</text:p>
          </table:table-cell>
        </table:table-row>
        <table:table-row table:style-name="ro4">
          <table:table-cell office:value-type="string">
            <text:p>Test del metodo visualizzaGiocatori() su una squadra piena.</text:p>
          </table:table-cell>
          <table:table-cell office:value-type="string">
            <text:p>Calciatori presenti nella squadra</text:p>
          </table:table-cell>
          <table:table-cell office:value-type="string">
            <text:p>Lista di calciatori presenti nella squadra</text:p>
          </table:table-cell>
          <table:table-cell office:value-type="string">
            <text:p>Verifica se il metodo restituisce correttamente la lista di calciatori presenti nella squadra.</text:p>
          </table:table-cell>
        </table:table-row>
        <table:table-row table:style-name="ro5">
          <table:table-cell office:value-type="string">
            <text:p>Test del metodo EsportaCalciatori() con una lista di squadre vuota.</text:p>
          </table:table-cell>
          <table:table-cell office:value-type="string">
            <text:p>Lista vuota di squadre</text:p>
          </table:table-cell>
          <table:table-cell office:value-type="string">
            <text:p>File CSV vuoto</text:p>
          </table:table-cell>
          <table:table-cell office:value-type="string">
            <text:p>Verifica se il metodo esporta correttamente i calciatori delle squadre in un file CSV quando la lista è vuota.</text:p>
          </table:table-cell>
        </table:table-row>
        <table:table-row table:style-name="ro2">
          <table:table-cell office:value-type="string">
            <text:p>Test del metodo EsportaCalciatori() con una lista di squadre non vuota.</text:p>
          </table:table-cell>
          <table:table-cell office:value-type="string">
            <text:p>Lista di squadre con calciatori</text:p>
          </table:table-cell>
          <table:table-cell office:value-type="string">
            <text:p>File CSV contenente i calciatori delle squadre esportati correttamente</text:p>
          </table:table-cell>
          <table:table-cell office:value-type="string">
            <text:p>Verifica se il metodo esporta correttamente i calciatori delle squadre in un file CSV.</text:p>
          </table:table-cell>
        </table:table-row>
        <table:table-row table:style-name="ro2">
          <table:table-cell office:value-type="string">
            <text:p>Test del metodo salvaDati() con nomeFile nullo.</text:p>
          </table:table-cell>
          <table:table-cell office:value-type="string">
            <text:p>Squadra da salvare, nomeFile nullo</text:p>
          </table:table-cell>
          <table:table-cell office:value-type="string">
            <text:p>Eccezione IllegalArgumentException</text:p>
          </table:table-cell>
          <table:table-cell office:value-type="string">
            <text:p>Verifica se viene sollevata un'eccezione quando il nome del file è nullo.</text:p>
          </table:table-cell>
        </table:table-row>
        <table:table-row table:style-name="ro2">
          <table:table-cell office:value-type="string">
            <text:p>Test del metodo salvaDati() con Squadra nulla.</text:p>
          </table:table-cell>
          <table:table-cell office:value-type="string">
            <text:p>Squadra nulla, nomeFile valido</text:p>
          </table:table-cell>
          <table:table-cell office:value-type="string">
            <text:p>Eccezione NullPointerException</text:p>
          </table:table-cell>
          <table:table-cell office:value-type="string">
            <text:p>Verifica se viene sollevata un'eccezione quando la squadra è nulla.</text:p>
          </table:table-cell>
        </table:table-row>
        <table:table-row table:style-name="ro2">
          <table:table-cell office:value-type="string">
            <text:p>Test del metodo salvaDati() con nomeFile vuoto.</text:p>
          </table:table-cell>
          <table:table-cell office:value-type="string">
            <text:p>Squadra da salvare, nomeFile vuoto</text:p>
          </table:table-cell>
          <table:table-cell office:value-type="string">
            <text:p>Eccezione IllegalArgumentException</text:p>
          </table:table-cell>
          <table:table-cell office:value-type="string">
            <text:p>Verifica se viene sollevata un'eccezione quando il nome del file è vuoto.</text:p>
          </table:table-cell>
        </table:table-row>
        <table:table-row table:style-name="ro3">
          <table:table-cell office:value-type="string">
            <text:p>Test del metodo salvaDati() con nomeFile non esistente.</text:p>
          </table:table-cell>
          <table:table-cell office:value-type="string">
            <text:p>Squadra da salvare, nomeFile inesistente</text:p>
          </table:table-cell>
          <table:table-cell office:value-type="string">
            <text:p>Eccezione FileNotFoundException</text:p>
          </table:table-cell>
          <table:table-cell office:value-type="string">
            <text:p>Verifica se viene sollevata un'eccezione quando il file non esiste.</text:p>
          </table:table-cell>
        </table:table-row>
        <table:table-row table:style-name="ro2">
          <table:table-cell office:value-type="string">
            <text:p>Test del metodo salvaDati() con nomeFile non scrivibile.</text:p>
          </table:table-cell>
          <table:table-cell office:value-type="string">
            <text:p>Squadra da salvare, nomeFile non scrivibile</text:p>
          </table:table-cell>
          <table:table-cell office:value-type="string">
            <text:p>Eccezione IOException</text:p>
          </table:table-cell>
          <table:table-cell office:value-type="string">
            <text:p>Verifica se viene sollevata un'eccezione quando il file non è scrivibile.</text:p>
          </table:table-cell>
        </table:table-row>
        <table:table-row table:style-name="ro2">
          <table:table-cell office:value-type="string">
            <text:p>Test del metodo caricaDati() con nomeFile nullo.</text:p>
          </table:table-cell>
          <table:table-cell office:value-type="string">
            <text:p>NomeFile nullo</text:p>
          </table:table-cell>
          <table:table-cell office:value-type="string">
            <text:p>Eccezione IllegalArgumentException</text:p>
          </table:table-cell>
          <table:table-cell office:value-type="string">
            <text:p>Verifica se viene sollevata un'eccezione quando il nome del file è nullo.</text:p>
          </table:table-cell>
        </table:table-row>
        <table:table-row table:style-name="ro2">
          <table:table-cell office:value-type="string">
            <text:p>Test del metodo caricaDati() con nomeFile vuoto.</text:p>
          </table:table-cell>
          <table:table-cell office:value-type="string">
            <text:p>NomeFile vuoto</text:p>
          </table:table-cell>
          <table:table-cell office:value-type="string">
            <text:p>Eccezione IllegalArgumentException</text:p>
          </table:table-cell>
          <table:table-cell office:value-type="string">
            <text:p>Verifica se viene sollevata un'eccezione quando il nome del file è vuoto.</text:p>
          </table:table-cell>
        </table:table-row>
        <table:table-row table:style-name="ro3">
          <table:table-cell office:value-type="string">
            <text:p>Test del metodo caricaDati() con nomeFile non esistente.</text:p>
          </table:table-cell>
          <table:table-cell office:value-type="string">
            <text:p>NomeFile inesistente</text:p>
          </table:table-cell>
          <table:table-cell office:value-type="string">
            <text:p>Eccezione FileNotFoundException</text:p>
          </table:table-cell>
          <table:table-cell office:value-type="string">
            <text:p>Verifica se viene sollevata un'eccezione quando il file non esiste.</text:p>
          </table:table-cell>
        </table:table-row>
        <table:table-row table:style-name="ro2">
          <table:table-cell office:value-type="string">
            <text:p>Test del metodo caricaDati() con nomeFile non leggibile.</text:p>
          </table:table-cell>
          <table:table-cell office:value-type="string">
            <text:p>NomeFile non leggibile</text:p>
          </table:table-cell>
          <table:table-cell office:value-type="string">
            <text:p>Eccezione IOException</text:p>
          </table:table-cell>
          <table:table-cell office:value-type="string">
            <text:p>Verifica se viene sollevata un'eccezione quando il file non è leggibile.</text:p>
          </table:table-cell>
        </table:table-row>
      </table:table>
      <table:table table:name="Foglio3" table:style-name="ta1" table:print="false">
        <table:table-column table:style-name="co1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8">08/05/2024</text:date>, <text:time>10.09.4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e </meta:initial-creator>
    <meta:creation-date>2024-05-08T09:48:17.36</meta:creation-date>
    <dc:date>2024-05-08T10:09:49.19</dc:date>
    <dc:creator>studente </dc:creator>
    <meta:editing-duration>PT4M30S</meta:editing-duration>
    <meta:editing-cycles>1</meta:editing-cycles>
    <meta:document-statistic meta:table-count="3" meta:cell-count="269" meta:object-count="0"/>
    <meta:generator>OpenOffice/4.1.13$Win32 OpenOffice.org_project/4113m1$Build-9810</meta:generator>
  </office:meta>
</office:document-meta>
</file>